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925in"/>
    </style:style>
    <style:style style:name="co2" style:family="table-column">
      <style:table-column-properties fo:break-before="auto" style:column-width="0.16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2"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1009"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T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G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T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C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A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R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T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C</text:p>
          </table:table-cell>
          <table:table-cell table:number-columns-repeated="1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G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1009"/>
        </table:table-row>
      </table:table>
      <table:table table:name="Sheet2" table:style-name="ta1">
        <table:table-column table:style-name="co2" table:number-columns-repeated="1024" table:default-cell-style-name="Default"/>
        <table:table-row table:style-name="ro1">
          <table:table-cell/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4"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1009"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T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G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T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C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T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C</text:p>
          </table:table-cell>
          <table:table-cell table:number-columns-repeated="1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G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DeMaria</meta:initial-creator>
    <meta:creation-date>2012-10-22T10:59:57</meta:creation-date>
    <dc:date>2012-10-22T20:25:30</dc:date>
    <dc:creator>Andrew DeMaria</dc:creator>
    <meta:editing-duration>PT5H25M2S</meta:editing-duration>
    <meta:editing-cycles>1</meta:editing-cycles>
    <meta:document-statistic meta:table-count="2" meta:cell-count="273" meta:object-count="0"/>
    <meta:generator>LibreOffice/3.6$Linux_X86_64 LibreOffice_project/360m1$Build-2</meta:generator>
  </office:meta>
</office:document-meta>
</file>